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1fed46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rsid="00240866" officeooo:paragraph-rsid="00240866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27bd71" style:font-size-asian="12pt" style:font-size-complex="12pt"/>
    </style:style>
    <style:style style:name="P8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9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240866" officeooo:paragraph-rsid="00240866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size="12pt" style:font-size-asian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officeooo:paragraph-rsid="001ff68f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paragraph-rsid="001ff68f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text-position="0% 100%" fo:font-weight="bold" officeooo:rsid="00a65559" style:font-weight-asian="bold" style:font-weight-complex="bold"/>
    </style:style>
    <style:style style:name="T12" style:family="text">
      <style:text-properties style:text-position="0% 100%" fo:font-weight="normal" officeooo:rsid="00a65559" style:font-weight-asian="normal" style:font-weight-complex="normal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5" style:family="text">
      <style:text-properties officeooo:rsid="001ff68f"/>
    </style:style>
    <style:style style:name="T16" style:family="text">
      <style:text-properties officeooo:rsid="002474b0"/>
    </style:style>
    <style:style style:name="T17" style:family="text">
      <style:text-properties style:font-size-complex="12pt"/>
    </style:style>
    <style:style style:name="T18" style:family="text">
      <style:text-properties officeooo:rsid="002aa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itle>Peates Mountain - Hike - V1.0</text:title></text:p>
      <text:p text:style-name="P3">Phil Shepherd – August 2016</text:p>
      <text:p text:style-name="P2"/>
      <text:p text:style-name="P5"><text:span text:style-name="T4">MAP:<text:tab/><text:tab/><text:tab/></text:span><text:span text:style-name="T2">Huonbrook 9540-1N</text:span><text:line-break/><text:span text:style-name="T11">Grid Ref Zone:<text:tab/></text:span><text:span text:style-name="T12">MGRS </text:span><text:span text:style-name="T5">56JNP.</text:span></text:p>
      <text:p text:style-name="P5"/>
      <text:p text:style-name="P7"><text:bookmark text:name="_3t7gqjo2c2jl"/></text:p>
      <text:p text:style-name="P8">Hike – Rummery Park to <text:span text:style-name="T16">Peates Mountain</text:span></text:p>
      <text:p text:style-name="P4"/>
      <text:p text:style-name="P6">An interesting <text:span text:style-name="T3">7km</text:span> hike with approximately 250m of ascent/descent.</text:p>
      <text:p text:style-name="P4"/>
      <text:list xml:id="list511387758" text:style-name="L1">
        <text:list-item>
          <text:p text:style-name="P12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3">Head North East from the car park, about 20m along“Peates Mountain Road to the locked gate.</text:p>
        </text:list-item>
        <text:list-item>
          <text:p text:style-name="P13">Find the track (Track up Peates Mountain) that heads off to the left in a Northerly, then North Westerly direction</text:p>
        </text:list-item>
        <text:list-item>
          <text:p text:style-name="P13">Follow this track, heading straight on at the junction with “McIvers Fire Trail” (365 368). The other</text:p>
        </text:list-item>
        <text:list-item>
          <text:p text:style-name="P10">tracks marked in dashed orange on the map are generally overgrown.</text:p>
        </text:list-item>
        <text:list-item>
          <text:p text:style-name="P10">Continue to follow the “Track Up Peates Mountain”, which gets steadily steeper. Try to spot the path</text:p>
        </text:list-item>
        <text:list-item>
          <text:p text:style-name="P11"><text:span text:style-name="T13">that heads of to the east at 368 380. This path is very vague, but marked by tape – a useful shortcut </text:span><text:span text:style-name="T14">home if members of the party are tired.</text:span></text:p>
        </text:list-item>
        <text:list-item>
          <text:p text:style-name="P13">Continue to follow the Track Up Peates Mountainwhich eventually leads to the summit at 3636 3864.</text:p>
        </text:list-item>
        <text:list-item>
          <text:p text:style-name="P13">Leave the summit, and then find the track that heads North East to join Peates Mountain Road at 3623 3886</text:p>
        </text:list-item>
        <text:list-item>
          <text:p text:style-name="P14"><text:span text:style-name="T15">Head South East down </text:span>“Peates Mountain Road” noticing the junctions with “Eastern Fire Break” at</text:p>
        </text:list-item>
        <text:list-item>
          <text:p text:style-name="P10">366 386, the vague path at 371 381, “Perlite Road” at 372 380 and “Eastern Fire Trail” at 371 374.</text:p>
        </text:list-item>
        <text:list-item>
          <text:p text:style-name="P10">Contin<text:span text:style-name="T18">u</text:span>e down “Peates Mountain Road” back to the “Rummery Pa<text:span text:style-name="T18">r</text:span>k Camp Site” - or take the longer, <text:span text:style-name="T17">but more interesting alternative via “McIvers Fire Trail” at 371 37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Peates Mountain -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7-02T14:18:16.431122457</dc:date>
    <meta:editing-duration>PT1H12M1S</meta:editing-duration>
    <meta:editing-cycles>18</meta:editing-cycles>
    <dc:title>Peates Mountain - Hike - V1.0</dc:title>
    <meta:document-statistic meta:table-count="0" meta:image-count="0" meta:object-count="0" meta:page-count="1" meta:paragraph-count="18" meta:word-count="272" meta:character-count="1486" meta:non-whitespace-character-count="1238"/>
  </office:meta>
</office:document-meta>
</file>